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6.svm" manifest:media-type=""/>
  <manifest:file-entry manifest:full-path="Pictures/TablePreview45.svm" manifest:media-type="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39.svm" manifest:media-type=""/>
  <manifest:file-entry manifest:full-path="Pictures/TablePreview38.svm" manifest:media-type=""/>
  <manifest:file-entry manifest:full-path="Pictures/TablePreview37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49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48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47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5.svm" manifest:media-type=""/>
  <manifest:file-entry manifest:full-path="Pictures/TablePreview29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9cm" fo:min-width="0cm"/>
      <style:paragraph-properties style:writing-mode="lr-tb"/>
    </style:style>
    <style:style style:name="gr4" style:family="graphic" style:parent-style-name="standard">
      <style:graphic-properties svg:stroke-color="#000000" draw:fill-color="#c9211e" draw:textarea-horizontal-align="justify" draw:textarea-vertical-align="middle" draw:auto-grow-height="false" fo:min-height="4.95cm" fo:min-width="4.5cm"/>
      <style:paragraph-properties style:writing-mode="lr-tb"/>
    </style:style>
    <style:style style:name="gr5" style:family="graphic" style:parent-style-name="standard">
      <style:graphic-properties svg:stroke-color="#000000" draw:fill-color="#c9c3c3" draw:textarea-horizontal-align="justify" draw:textarea-vertical-align="middle" draw:auto-grow-height="false" fo:min-height="4.95cm" fo:min-width="4.5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-notes">
      <style:graphic-properties draw:fill-color="#ffffff" fo:min-height="15.626cm"/>
      <style:paragraph-properties style:writing-mode="lr-tb"/>
    </style:style>
    <style:style style:name="pr8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 style:list-style-name="L2">
      <style:graphic-properties fo:min-height="12.75cm"/>
      <style:paragraph-properties style:writing-mode="lr-tb"/>
    </style:style>
    <style:style style:name="pr10" style:family="presentation" style:parent-style-name="Alizarin-outline1" style:list-style-name="L2">
      <style:graphic-properties fo:min-height="12.75cm"/>
      <style:paragraph-properties style:writing-mode="lr-tb"/>
    </style:style>
    <style:style style:name="pr11" style:family="presentation" style:parent-style-name="Alizarin-outline1" style:list-style-name="L2">
      <style:graphic-properties fo:min-height="12.75cm"/>
      <style:paragraph-properties style:writing-mode="lr-tb"/>
    </style:style>
    <style:style style:name="pr12" style:family="presentation" style:parent-style-name="Alizarin-outline1" style:list-style-name="L2">
      <style:graphic-properties fo:min-height="12.75cm"/>
      <style:paragraph-properties style:writing-mode="lr-tb"/>
    </style:style>
    <style:style style:name="pr13" style:family="presentation" style:parent-style-name="Alizarin-outline1" style:list-style-name="L2">
      <style:graphic-properties fo:min-height="12.75cm"/>
      <style:paragraph-properties style:writing-mode="lr-tb"/>
    </style:style>
    <style:style style:name="pr14" style:family="presentation" style:parent-style-name="Alizarin-outline1" style:list-style-name="L2">
      <style:graphic-properties fo:min-height="12.75cm"/>
      <style:paragraph-properties style:writing-mode="lr-tb"/>
    </style:style>
    <style:style style:name="pr15" style:family="presentation" style:parent-style-name="Alizarin-outline1" style:list-style-name="L2">
      <style:graphic-properties fo:min-height="12.75cm"/>
      <style:paragraph-properties style:writing-mode="lr-tb"/>
    </style:style>
    <style:style style:name="pr16" style:family="presentation" style:parent-style-name="Alizarin-outline1" style:list-style-name="L2">
      <style:graphic-properties fo:min-height="12.75cm"/>
      <style:paragraph-properties style:writing-mode="lr-tb"/>
    </style:style>
    <style:style style:name="pr17" style:family="presentation" style:parent-style-name="Alizarin-outline1" style:list-style-name="L2">
      <style:graphic-properties fo:min-height="12.75cm"/>
      <style:paragraph-properties style:writing-mode="lr-tb"/>
    </style:style>
    <style:style style:name="pr18" style:family="presentation" style:parent-style-name="Alizarin-outline1" style:list-style-name="L2">
      <style:graphic-properties fo:min-height="12.75cm"/>
      <style:paragraph-properties style:writing-mode="lr-tb"/>
    </style:style>
    <style:style style:name="pr19" style:family="presentation" style:parent-style-name="Alizarin-outline1" style:list-style-name="L2">
      <style:graphic-properties fo:min-height="12.75cm"/>
      <style:paragraph-properties style:writing-mode="lr-tb"/>
    </style:style>
    <style:style style:name="pr20" style:family="presentation" style:parent-style-name="Alizarin-outline1" style:list-style-name="L2">
      <style:graphic-properties fo:min-height="12.75cm"/>
      <style:paragraph-properties style:writing-mode="lr-tb"/>
    </style:style>
    <style:style style:name="pr21" style:family="presentation" style:parent-style-name="Alizarin-outline1" style:list-style-name="L2">
      <style:graphic-properties fo:min-height="12.75cm"/>
      <style:paragraph-properties style:writing-mode="lr-tb"/>
    </style:style>
    <style:style style:name="pr22" style:family="presentation" style:parent-style-name="Alizarin-outline1" style:list-style-name="L2">
      <style:graphic-properties fo:min-height="12.75cm"/>
      <style:paragraph-properties style:writing-mode="lr-tb"/>
    </style:style>
    <style:style style:name="pr23" style:family="presentation" style:parent-style-name="Alizarin-outline1" style:list-style-name="L2">
      <style:graphic-properties fo:min-height="12.75cm"/>
      <style:paragraph-properties style:writing-mode="lr-tb"/>
    </style:style>
    <style:style style:name="pr24" style:family="presentation" style:parent-style-name="Alizarin-outline1" style:list-style-name="L2">
      <style:graphic-properties fo:min-height="12.75cm"/>
      <style:paragraph-properties style:writing-mode="lr-tb"/>
    </style:style>
    <style:style style:name="pr25" style:family="presentation" style:parent-style-name="Alizarin-outline1" style:list-style-name="L2">
      <style:graphic-properties fo:min-height="12.75cm"/>
      <style:paragraph-properties style:writing-mode="lr-tb"/>
    </style:style>
    <style:style style:name="pr26" style:family="presentation" style:parent-style-name="Alizarin-outline1" style:list-style-name="L2">
      <style:graphic-properties fo:min-height="12.75cm"/>
      <style:paragraph-properties style:writing-mode="lr-tb"/>
    </style:style>
    <style:style style:name="pr27" style:family="presentation" style:parent-style-name="Alizarin-outline1" style:list-style-name="L2">
      <style:graphic-properties fo:min-height="12.75cm"/>
      <style:paragraph-properties style:writing-mode="lr-tb"/>
    </style:style>
    <style:style style:name="pr28" style:family="presentation" style:parent-style-name="Alizarin-outline1" style:list-style-name="L2">
      <style:graphic-properties fo:min-height="12.75cm"/>
      <style:paragraph-properties style:writing-mode="lr-tb"/>
    </style:style>
    <style:style style:name="pr29" style:family="presentation" style:parent-style-name="Alizarin-outline1" style:list-style-name="L2">
      <style:graphic-properties fo:min-height="12.75cm"/>
      <style:paragraph-properties style:writing-mode="lr-tb"/>
    </style:style>
    <style:style style:name="pr30" style:family="presentation" style:parent-style-name="Alizarin-outline1" style:list-style-name="L2">
      <style:graphic-properties fo:min-height="12.75cm"/>
      <style:paragraph-properties style:writing-mode="lr-tb"/>
    </style:style>
    <style:style style:name="pr31" style:family="presentation" style:parent-style-name="Alizarin-outline1" style:list-style-name="L2">
      <style:graphic-properties fo:min-height="12.75cm"/>
      <style:paragraph-properties style:writing-mode="lr-tb"/>
    </style:style>
    <style:style style:name="pr32" style:family="presentation" style:parent-style-name="Alizarin-outline1" style:list-style-name="L2">
      <style:graphic-properties fo:min-height="12.75cm"/>
      <style:paragraph-properties style:writing-mode="lr-tb"/>
    </style:style>
    <style:style style:name="pr33" style:family="presentation" style:parent-style-name="Alizarin-outline1" style:list-style-name="L2">
      <style:graphic-properties fo:min-height="12.75cm"/>
      <style:paragraph-properties style:writing-mode="lr-tb"/>
    </style:style>
    <style:style style:name="pr34" style:family="presentation" style:parent-style-name="Alizarin-outline1" style:list-style-name="L2">
      <style:graphic-properties fo:min-height="12.75cm"/>
      <style:paragraph-properties style:writing-mode="lr-tb"/>
    </style:style>
    <style:style style:name="pr35" style:family="presentation" style:parent-style-name="Alizarin-outline1" style:list-style-name="L2">
      <style:graphic-properties fo:min-height="12.75cm"/>
      <style:paragraph-properties style:writing-mode="lr-tb"/>
    </style:style>
    <style:style style:name="pr36" style:family="presentation" style:parent-style-name="Alizarin-outline1" style:list-style-name="L2">
      <style:graphic-properties fo:min-height="12.75cm"/>
      <style:paragraph-properties style:writing-mode="lr-tb"/>
    </style:style>
    <style:style style:name="pr37" style:family="presentation" style:parent-style-name="Alizarin-outline1" style:list-style-name="L2">
      <style:graphic-properties fo:min-height="12.75cm"/>
      <style:paragraph-properties style:writing-mode="lr-tb"/>
    </style:style>
    <style:style style:name="pr38" style:family="presentation" style:parent-style-name="Alizarin-outline1" style:list-style-name="L2">
      <style:graphic-properties fo:min-height="12.75cm"/>
      <style:paragraph-properties style:writing-mode="lr-tb"/>
    </style:style>
    <style:style style:name="pr39" style:family="presentation" style:parent-style-name="Alizarin-outline1" style:list-style-name="L2">
      <style:graphic-properties fo:min-height="12.75cm"/>
      <style:paragraph-properties style:writing-mode="lr-tb"/>
    </style:style>
    <style:style style:name="pr40" style:family="presentation" style:parent-style-name="Alizarin-outline1" style:list-style-name="L2">
      <style:graphic-properties fo:min-height="12.75cm"/>
      <style:paragraph-properties style:writing-mode="lr-tb"/>
    </style:style>
    <style:style style:name="pr41" style:family="presentation" style:parent-style-name="Alizarin-outline1" style:list-style-name="L2">
      <style:graphic-properties fo:min-height="12.75cm"/>
      <style:paragraph-properties style:writing-mode="lr-tb"/>
    </style:style>
    <style:style style:name="pr42" style:family="presentation" style:parent-style-name="Alizarin-outline1" style:list-style-name="L2">
      <style:graphic-properties fo:min-height="12.75cm"/>
      <style:paragraph-properties style:writing-mode="lr-tb"/>
    </style:style>
    <style:style style:name="pr43" style:family="presentation" style:parent-style-name="Alizarin-outline1" style:list-style-name="L2">
      <style:graphic-properties fo:min-height="12.75cm"/>
      <style:paragraph-properties style:writing-mode="lr-tb"/>
    </style:style>
    <style:style style:name="pr44" style:family="presentation" style:parent-style-name="Alizarin-outline1" style:list-style-name="L2">
      <style:graphic-properties fo:min-height="12.75cm"/>
      <style:paragraph-properties style:writing-mode="lr-tb"/>
    </style:style>
    <style:style style:name="pr45" style:family="presentation" style:parent-style-name="Alizarin-outline1" style:list-style-name="L2">
      <style:graphic-properties fo:min-height="12.75cm"/>
      <style:paragraph-properties style:writing-mode="lr-tb"/>
    </style:style>
    <style:style style:name="pr46" style:family="presentation" style:parent-style-name="Alizarin-outline1" style:list-style-name="L2">
      <style:graphic-properties fo:min-height="12.75cm"/>
      <style:paragraph-properties style:writing-mode="lr-tb"/>
    </style:style>
    <style:style style:name="pr47" style:family="presentation" style:parent-style-name="Alizarin-outline1" style:list-style-name="L2">
      <style:graphic-properties fo:min-height="12.75cm"/>
      <style:paragraph-properties style:writing-mode="lr-tb"/>
    </style:style>
    <style:style style:name="pr48" style:family="presentation" style:parent-style-name="Alizarin-outline1" style:list-style-name="L2">
      <style:graphic-properties fo:min-height="12.75cm"/>
      <style:paragraph-properties style:writing-mode="lr-tb"/>
    </style:style>
    <style:style style:name="pr49" style:family="presentation" style:parent-style-name="Alizarin-outline1" style:list-style-name="L2">
      <style:graphic-properties fo:min-height="12.75cm"/>
      <style:paragraph-properties style:writing-mode="lr-tb"/>
    </style:style>
    <style:style style:name="pr50" style:family="presentation" style:parent-style-name="Alizarin-outline1" style:list-style-name="L2">
      <style:graphic-properties fo:min-height="12.75cm"/>
      <style:paragraph-properties style:writing-mode="lr-tb"/>
    </style:style>
    <style:style style:name="pr51" style:family="presentation" style:parent-style-name="Alizarin-outline1" style:list-style-name="L2">
      <style:graphic-properties fo:min-height="12.75cm"/>
      <style:paragraph-properties style:writing-mode="lr-tb"/>
    </style:style>
    <style:style style:name="pr52" style:family="presentation" style:parent-style-name="Alizarin-outline1" style:list-style-name="L2">
      <style:graphic-properties fo:min-height="12.75cm"/>
      <style:paragraph-properties style:writing-mode="lr-tb"/>
    </style:style>
    <style:style style:name="pr53" style:family="presentation" style:parent-style-name="Alizarin-outline1" style:list-style-name="L2">
      <style:graphic-properties fo:min-height="12.75cm"/>
      <style:paragraph-properties style:writing-mode="lr-tb"/>
    </style:style>
    <style:style style:name="pr54" style:family="presentation" style:parent-style-name="Alizarin-outline1" style:list-style-name="L2">
      <style:graphic-properties fo:min-height="12.75cm"/>
      <style:paragraph-properties style:writing-mode="lr-tb"/>
    </style:style>
    <style:style style:name="pr55" style:family="presentation" style:parent-style-name="Alizarin-outline1" style:list-style-name="L2">
      <style:graphic-properties fo:min-height="12.75cm"/>
      <style:paragraph-properties style:writing-mode="lr-tb"/>
    </style:style>
    <style:style style:name="pr56" style:family="presentation" style:parent-style-name="Alizarin-outline1" style:list-style-name="L2">
      <style:graphic-properties fo:min-height="12.75cm"/>
      <style:paragraph-properties style:writing-mode="lr-tb"/>
    </style:style>
    <style:style style:name="pr57" style:family="presentation" style:parent-style-name="Alizarin-outline1" style:list-style-name="L2">
      <style:graphic-properties fo:min-height="12.75cm"/>
      <style:paragraph-properties style:writing-mode="lr-tb"/>
    </style:style>
    <style:style style:name="pr58" style:family="presentation" style:parent-style-name="Alizarin-outline1" style:list-style-name="L2">
      <style:graphic-properties fo:min-height="12.75cm"/>
      <style:paragraph-properties style:writing-mode="lr-tb"/>
    </style:style>
    <style:style style:name="pr59" style:family="presentation" style:parent-style-name="Alizarin-outline1" style:list-style-name="L2">
      <style:graphic-properties fo:min-height="12.75cm"/>
      <style:paragraph-properties style:writing-mode="lr-tb"/>
    </style:style>
    <style:style style:name="pr60" style:family="presentation" style:parent-style-name="Alizarin-outline1" style:list-style-name="L2">
      <style:graphic-properties fo:min-height="12.75cm"/>
      <style:paragraph-properties style:writing-mode="lr-tb"/>
    </style:style>
    <style:style style:name="pr61" style:family="presentation" style:parent-style-name="Alizarin-outline1" style:list-style-name="L2">
      <style:graphic-properties fo:min-height="12.75cm"/>
      <style:paragraph-properties style:writing-mode="lr-tb"/>
    </style:style>
    <style:style style:name="co1" style:family="table-column">
      <style:table-column-properties style:column-width="13.999cm" style:use-optimal-column-width="false"/>
    </style:style>
    <style:style style:name="co2" style:family="table-column">
      <style:table-column-properties style:column-width="14cm" style:use-optimal-column-width="false"/>
    </style:style>
    <style:style style:name="co3" style:family="table-column">
      <style:table-column-properties style:column-width="9.799cm" style:use-optimal-column-width="false"/>
    </style:style>
    <style:style style:name="co4" style:family="table-column">
      <style:table-column-properties style:column-width="18.2cm" style:use-optimal-column-width="false"/>
    </style:style>
    <style:style style:name="co5" style:family="table-column">
      <style:table-column-properties style:column-width="9.332cm" style:use-optimal-column-width="false"/>
    </style:style>
    <style:style style:name="co6" style:family="table-column">
      <style:table-column-properties style:column-width="9.335cm" style:use-optimal-column-width="false"/>
    </style:style>
    <style:style style:name="co7" style:family="table-column">
      <style:table-column-properties style:column-width="2.582cm" style:use-optimal-column-width="false"/>
    </style:style>
    <style:style style:name="co8" style:family="table-column">
      <style:table-column-properties style:column-width="2.601cm" style:use-optimal-column-width="false"/>
    </style:style>
    <style:style style:name="co9" style:family="table-column">
      <style:table-column-properties style:column-width="2.602cm" style:use-optimal-column-width="false"/>
    </style:style>
    <style:style style:name="ro1" style:family="table-row">
      <style:table-row-properties style:row-height="1.274cm" style:use-optimal-row-height="false"/>
    </style:style>
    <style:style style:name="ro2" style:family="table-row">
      <style:table-row-properties style:row-height="2.198cm" style:use-optimal-row-height="false"/>
    </style:style>
    <style:style style:name="ro3" style:family="table-row">
      <style:table-row-properties style:row-height="3.064cm" style:use-optimal-row-height="false"/>
    </style:style>
    <style:style style:name="ro4" style:family="table-row">
      <style:table-row-properties style:row-height="1.275cm" style:use-optimal-row-height="false"/>
    </style:style>
    <style:style style:name="ro5" style:family="table-row">
      <style:table-row-properties style:row-height="2.656cm" style:use-optimal-row-height="false"/>
    </style:style>
    <style:style style:name="ro6" style:family="table-row">
      <style:table-row-properties style:row-height="4.584cm" style:use-optimal-row-height="false"/>
    </style:style>
    <style:style style:name="ro7" style:family="table-row">
      <style:table-row-properties style:row-height="4.591cm" style:use-optimal-row-height="false"/>
    </style:style>
    <style:style style:name="ro8" style:family="table-row">
      <style:table-row-properties style:row-height="1.795cm" style:use-optimal-row-height="false"/>
    </style:style>
    <style:style style:name="ro9" style:family="table-row">
      <style:table-row-properties style:row-height="1.197cm" style:use-optimal-row-height="false"/>
    </style:style>
    <style:style style:name="ro10" style:family="table-row">
      <style:table-row-properties style:row-height="1.211cm" style:use-optimal-row-height="false"/>
    </style:style>
    <style:style style:name="ro11" style:family="table-row">
      <style:table-row-properties style:row-height="5.249cm" style:use-optimal-row-height="false"/>
    </style:style>
    <style:style style:name="ro12" style:family="table-row">
      <style:table-row-properties style:row-height="5.252cm" style:use-optimal-row-height="false"/>
    </style:style>
    <style:style style:name="ro13" style:family="table-row">
      <style:table-row-properties style:row-height="1.777cm" style:use-optimal-row-height="false"/>
    </style:style>
    <style:style style:name="ro14" style:family="table-row">
      <style:table-row-properties style:row-height="1.511cm" style:use-optimal-row-height="false"/>
    </style:style>
    <style:style style:name="ro15" style:family="table-row">
      <style:table-row-properties style:row-height="1.749cm" style:use-optimal-row-height="false"/>
    </style:style>
    <style:style style:name="ro16" style:family="table-row">
      <style:table-row-properties style:row-height="1.774cm" style:use-optimal-row-height="false"/>
    </style:style>
    <style:style style:name="ce1" style:family="table-cell">
      <loext:graphic-properties draw:fill="solid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2" style:family="table-cell">
      <loext:graphic-properties draw:fill="solid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3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4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5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6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7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8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9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10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11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12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13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14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15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16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17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18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19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20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21" style:family="table-cell">
      <loext:graphic-properties draw:fill="solid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22" style:family="table-cell">
      <loext:graphic-properties draw:fill="solid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23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24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25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26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27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28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29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48pt solid #8064a2"/>
      <style:text-properties fo:font-size="19.8999996185303pt"/>
    </style:style>
    <style:style style:name="ce30" style:family="table-cell">
      <loext:graphic-properties draw:fill="none" draw:fill-color="#c9211e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31" style:family="table-cell">
      <loext:graphic-properties draw:fill="solid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32" style:family="table-cell">
      <loext:graphic-properties draw:fill="solid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33" style:family="table-cell">
      <loext:graphic-properties draw:fill="solid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34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35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36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37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38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39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40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41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42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43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44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45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46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47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48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49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50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51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52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53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54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55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56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57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58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59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60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61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62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63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64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65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66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67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68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69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70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71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72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73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74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75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76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77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78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79" style:family="table-cell">
      <loext:graphic-properties draw:fill="solid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80" style:family="table-cell">
      <loext:graphic-properties draw:fill="solid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81" style:family="table-cell">
      <loext:graphic-properties draw:fill="solid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82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83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84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85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86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87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88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89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90" style:family="table-cell">
      <loext:graphic-properties draw:fill="none" draw:fill-color="#c9211e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8064a2"/>
      <style:text-properties fo:font-size="19.8999996185303pt"/>
    </style:style>
    <style:style style:name="ce91" style:family="table-cell">
      <style:text-properties fo:font-weight="bold" style:font-weight-asian="bold" style:font-weight-complex="bold"/>
    </style:style>
    <style:style style:name="ce92" style:family="table-cell">
      <loext:graphic-properties draw:fill-color="#f9cfb5"/>
    </style:style>
    <style:style style:name="ce93" style:family="table-cell">
      <loext:graphic-properties draw:fill-color="#fde9a9"/>
    </style:style>
    <style:style style:name="ce94" style:family="table-cell">
      <loext:graphic-properties draw:fill-color="#f2cbf8"/>
    </style:style>
    <style:style style:name="ce95" style:family="table-cell">
      <loext:graphic-properties draw:fill-color="#ccf4c6"/>
    </style:style>
    <style:style style:name="ce96" style:family="table-cell">
      <loext:graphic-properties draw:fill-color="#aadcf7"/>
    </style:style>
    <style:style style:name="ce97" style:family="table-cell">
      <loext:graphic-properties draw:fill-color="#decbd7"/>
    </style:style>
    <style:style style:name="ce98" style:family="table-cell">
      <loext:graphic-properties draw:fill-color="#fffdba"/>
    </style:style>
    <style:style style:name="ce99" style:family="table-cell">
      <loext:graphic-properties draw:fill-color="#bafdff"/>
    </style:style>
    <style:style style:name="P1" style:family="paragraph">
      <loext:graphic-properties draw:fill-color="#ffffff"/>
    </style:style>
    <style:style style:name="P2" style:family="paragraph">
      <style:text-properties style:font-name="Liberation Sans" fo:font-weight="normal" style:font-weight-asian="bold" style:font-weight-complex="bold"/>
    </style:style>
    <style:style style:name="P3" style:family="paragraph">
      <style:paragraph-properties fo:margin-top="0cm" fo:margin-bottom="0cm" fo:line-height="100%" fo:text-align="center"/>
      <style:text-properties fo:font-size="19.8999996185303pt"/>
    </style:style>
    <style:style style:name="P4" style:family="paragraph">
      <style:paragraph-properties fo:margin-top="0cm" fo:margin-bottom="0cm" fo:line-height="100%" fo:text-align="start"/>
      <style:text-properties fo:font-size="19.8999996185303pt"/>
    </style:style>
    <style:style style:name="P5" style:family="paragraph">
      <loext:graphic-properties draw:fill-color="#ffffff"/>
      <style:text-properties fo:font-size="23.399999618530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808080" style:font-name="Liberation Sans" fo:font-size="12pt" fo:font-weight="normal" style:font-weight-asian="bold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3" style:family="paragraph">
      <loext:graphic-properties draw:fill="none" draw:fill-color="#ffffff"/>
      <style:text-properties fo:font-size="10pt" style:font-size-asian="18pt" style:font-size-complex="18pt"/>
    </style:style>
    <style:style style:name="P14" style:family="paragraph">
      <style:paragraph-properties fo:margin-left="0cm" fo:margin-right="0cm" fo:margin-top="0cm" fo:margin-bottom="0.403cm" fo:text-indent="0cm" style:text-autospace="ideograph-alpha" style:punctuation-wrap="hanging"/>
      <style:text-properties style:font-name="Liberation Sans" fo:font-weight="normal" style:font-weight-asian="bold" style:font-weight-complex="bold"/>
    </style:style>
    <style:style style:name="P15" style:family="paragraph">
      <style:paragraph-properties fo:text-align="center"/>
      <style:text-properties fo:font-size="36pt"/>
    </style:style>
    <style:style style:name="P16" style:family="paragraph">
      <loext:graphic-properties draw:fill-color="#c9211e"/>
      <style:paragraph-properties fo:text-align="center"/>
      <style:text-properties fo:color="#ffffff" fo:font-size="36pt" style:font-size-asian="18pt" style:font-size-complex="18pt"/>
    </style:style>
    <style:style style:name="P17" style:family="paragraph">
      <style:paragraph-properties fo:text-align="center"/>
      <style:text-properties fo:color="#ffffff" fo:font-size="36pt"/>
    </style:style>
    <style:style style:name="P18" style:family="paragraph">
      <loext:graphic-properties draw:fill-color="#c9c3c3"/>
      <style:paragraph-properties fo:text-align="center"/>
      <style:text-properties fo:color="#ffffff" fo:font-size="36pt" style:font-size-asian="18pt" style:font-size-complex="18pt"/>
    </style:style>
    <style:style style:name="T1" style:family="text">
      <style:text-properties style:font-name="Liberation Sans" fo:font-weight="normal" style:font-weight-asian="bold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808080" style:font-name="Liberation Sans" fo:font-size="12pt" fo:font-weight="normal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size="10pt" style:font-size-asian="18pt" style:font-size-complex="18pt"/>
    </style:style>
    <style:style style:name="T12" style:family="text">
      <style:text-properties style:font-name="Liberation Sans" fo:font-size="12pt" fo:font-weight="normal" style:font-weight-asian="bold" style:font-weight-complex="bold"/>
    </style:style>
    <style:style style:name="T13" style:family="text">
      <style:text-properties fo:color="#ffffff"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gular Expressions in Python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gular Expression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2"><text:span text:style-name="T1">Used for pattern matching</text:span></text:p>
              </text:list-item>
              <text:list-item>
                <text:p text:style-name="P2"><text:span text:style-name="T1">Regular characters and meta characters</text:span></text:p>
              </text:list-item>
              <text:list-item>
                <text:p text:style-name="P2"><text:span text:style-name="T1">re package in Python</text:span></text:p>
              </text:list-item>
              <text:list-item>
                <text:p text:style-name="P2"><text:span text:style-name="T1">re.search(pattern, string).group() - returns the matched substr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3T11">
        <office:forms form:automatic-focus="false" form:apply-design-mode="false"/>
        <draw:frame draw:name="Table 4" draw:style-name="Default_5f_1" draw:layer="layout" svg:width="27.998cm" svg:height="20.998cm" svg:x="0cm" svg:y="0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PATTERN</text:span></text:p>
              </table:table-cell>
              <table:table-cell table:style-name="ce2">
                <text:p text:style-name="P3"><text:span text:style-name="T2">DESCRIPTION</text:span></text:p>
              </table:table-cell>
            </table:table-row>
            <table:table-row table:style-name="ro2">
              <table:table-cell table:style-name="ce3">
                <text:p text:style-name="P3"><text:span text:style-name="T3">^</text:span></text:p>
              </table:table-cell>
              <table:table-cell table:style-name="ce4">
                <text:p text:style-name="P4"><text:span text:style-name="T3">Matches the position at the beginning of the input string.</text:span></text:p>
              </table:table-cell>
            </table:table-row>
            <table:table-row table:style-name="ro2">
              <table:table-cell table:style-name="ce5">
                <text:p text:style-name="P3"><text:span text:style-name="T3">$</text:span></text:p>
              </table:table-cell>
              <table:table-cell table:style-name="ce6">
                <text:p text:style-name="P4"><text:span text:style-name="T3">Matches the position at the end of the input string.</text:span></text:p>
              </table:table-cell>
            </table:table-row>
            <table:table-row table:style-name="ro2">
              <table:table-cell table:style-name="ce7">
                <text:p text:style-name="P3"><text:span text:style-name="T3">*</text:span></text:p>
              </table:table-cell>
              <table:table-cell table:style-name="ce8">
                <text:p text:style-name="P4"><text:span text:style-name="T3">Matches the preceding subexpression zero or more times.</text:span></text:p>
              </table:table-cell>
            </table:table-row>
            <table:table-row table:style-name="ro2">
              <table:table-cell table:style-name="ce9">
                <text:p text:style-name="P3"><text:span text:style-name="T3">+</text:span></text:p>
              </table:table-cell>
              <table:table-cell table:style-name="ce10">
                <text:p text:style-name="P4"><text:span text:style-name="T3">Matches the preceding subexpression one or more times. </text:span></text:p>
              </table:table-cell>
            </table:table-row>
            <table:table-row table:style-name="ro2">
              <table:table-cell table:style-name="ce11">
                <text:p text:style-name="P3"><text:span text:style-name="T3">?</text:span></text:p>
              </table:table-cell>
              <table:table-cell table:style-name="ce12">
                <text:p text:style-name="P4"><text:span text:style-name="T3">Matches the preceding subexpression zero or one time.</text:span></text:p>
              </table:table-cell>
            </table:table-row>
            <table:table-row table:style-name="ro2">
              <table:table-cell table:style-name="ce13">
                <text:p text:style-name="P3"><text:span text:style-name="T3">{n}</text:span></text:p>
              </table:table-cell>
              <table:table-cell table:style-name="ce14">
                <text:p text:style-name="P4"><text:span text:style-name="T3">Matches exactly n times, where n is a nonnegative integer.</text:span></text:p>
              </table:table-cell>
            </table:table-row>
            <table:table-row table:style-name="ro2">
              <table:table-cell table:style-name="ce15">
                <text:p text:style-name="P3"><text:span text:style-name="T3">{n,}</text:span></text:p>
              </table:table-cell>
              <table:table-cell table:style-name="ce16">
                <text:p text:style-name="P4"><text:span text:style-name="T3">Matches at least n times, n is a nonnegative integer.</text:span></text:p>
              </table:table-cell>
            </table:table-row>
            <table:table-row table:style-name="ro3">
              <table:table-cell table:style-name="ce17">
                <text:p text:style-name="P3"><text:span text:style-name="T3">{n,m}</text:span></text:p>
              </table:table-cell>
              <table:table-cell table:style-name="ce18">
                <text:p text:style-name="P4"><text:span text:style-name="T3">Matches at least n and at most m times, where m and n are nonnegative integers and n &lt;= m.</text:span></text:p>
              </table:table-cell>
            </table:table-row>
            <table:table-row table:style-name="ro4">
              <table:table-cell table:style-name="ce19">
                <text:p text:style-name="P3"><text:span text:style-name="T3">x|y</text:span></text:p>
              </table:table-cell>
              <table:table-cell table:style-name="ce20">
                <text:p text:style-name="P4"><text:span text:style-name="T3">Matches either x or 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21.825cm" svg:height="13.021cm" svg:x="0.661cm" svg:y="2.639cm" draw:page-number="3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frame draw:name="Table 4_0" draw:style-name="Default_5f_1" draw:layer="layout" svg:width="27.998cm" svg:height="20.998cm" svg:x="0cm" svg:y="0cm">
          <table:table>
            <table:table-column table:style-name="co3"/>
            <table:table-column table:style-name="co4"/>
            <table:table-row table:style-name="ro5">
              <table:table-cell table:style-name="ce21">
                <text:p text:style-name="P3"><text:span text:style-name="T4">PATTERN</text:span></text:p>
              </table:table-cell>
              <table:table-cell table:style-name="ce22">
                <text:p text:style-name="P3"><text:span text:style-name="T4">DESCRIPTION</text:span></text:p>
              </table:table-cell>
            </table:table-row>
            <table:table-row table:style-name="ro6">
              <table:table-cell table:style-name="ce23">
                <text:p text:style-name="P3"><text:span text:style-name="T5">[xyz]</text:span></text:p>
              </table:table-cell>
              <table:table-cell table:style-name="ce24">
                <text:p text:style-name="P4"><text:span text:style-name="T5">A character set. Matches any one of the enclosed characters.</text:span></text:p>
              </table:table-cell>
            </table:table-row>
            <table:table-row table:style-name="ro6">
              <table:table-cell table:style-name="ce25">
                <text:p text:style-name="P3"><text:span text:style-name="T5">[^xyz]</text:span></text:p>
              </table:table-cell>
              <table:table-cell table:style-name="ce26">
                <text:p text:style-name="P4"><text:span text:style-name="T5">A negative character set. Matches any character not enclosed.</text:span></text:p>
              </table:table-cell>
            </table:table-row>
            <table:table-row table:style-name="ro6">
              <table:table-cell table:style-name="ce27">
                <text:p text:style-name="P3"><text:span text:style-name="T5">[a-z]</text:span></text:p>
              </table:table-cell>
              <table:table-cell table:style-name="ce28">
                <text:p text:style-name="P4"><text:span text:style-name="T5">A range of characters. Matches any character in the specified range.</text:span></text:p>
              </table:table-cell>
            </table:table-row>
            <table:table-row table:style-name="ro7">
              <table:table-cell table:style-name="ce29">
                <text:p text:style-name="P3"><text:span text:style-name="T5">[^a-z]</text:span></text:p>
              </table:table-cell>
              <table:table-cell table:style-name="ce30">
                <text:p text:style-name="P4"><text:span text:style-name="T5">A negative range characters. Matches any character not <text:s/>in the specified range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3T11">
        <office:forms form:automatic-focus="false" form:apply-design-mode="false"/>
        <draw:frame draw:name="Table 3" draw:style-name="standard" draw:layer="layout" svg:width="27.998cm" svg:height="19.763cm" svg:x="0cm" svg:y="0cm">
          <table:table>
            <table:table-column table:style-name="co5"/>
            <table:table-column table:style-name="co5"/>
            <table:table-column table:style-name="co6"/>
            <table:table-row table:style-name="ro8">
              <table:table-cell table:style-name="ce31">
                <text:p text:style-name="P4"><text:span text:style-name="T2">Regular expression (pattern)</text:span></text:p>
              </table:table-cell>
              <table:table-cell table:style-name="ce32">
                <text:p text:style-name="P4"><text:span text:style-name="T2">Match </text:span></text:p>
              </table:table-cell>
              <table:table-cell table:style-name="ce33">
                <text:p text:style-name="P4"><text:span text:style-name="T2">No match</text:span></text:p>
              </table:table-cell>
            </table:table-row>
            <table:table-row table:style-name="ro9">
              <table:table-cell table:style-name="ce34">
                <text:p text:style-name="P4"><text:span text:style-name="T6">world</text:span></text:p>
              </table:table-cell>
              <table:table-cell table:style-name="ce35">
                <text:p text:style-name="P4"><text:span text:style-name="T6">Hello world</text:span></text:p>
              </table:table-cell>
              <table:table-cell table:style-name="ce36">
                <text:p text:style-name="P4"><text:span text:style-name="T6">Hello Jim</text:span></text:p>
              </table:table-cell>
            </table:table-row>
            <table:table-row table:style-name="ro9">
              <table:table-cell table:style-name="ce37">
                <text:p text:style-name="P4"><text:span text:style-name="T6">^world</text:span></text:p>
              </table:table-cell>
              <table:table-cell table:style-name="ce38">
                <text:p text:style-name="P4"><text:span text:style-name="T6">world class</text:span></text:p>
              </table:table-cell>
              <table:table-cell table:style-name="ce39">
                <text:p text:style-name="P4"><text:span text:style-name="T6">Hello world</text:span></text:p>
              </table:table-cell>
            </table:table-row>
            <table:table-row table:style-name="ro9">
              <table:table-cell table:style-name="ce40">
                <text:p text:style-name="P4"><text:span text:style-name="T6">world$</text:span></text:p>
              </table:table-cell>
              <table:table-cell table:style-name="ce41">
                <text:p text:style-name="P4"><text:span text:style-name="T6">Hello world</text:span></text:p>
              </table:table-cell>
              <table:table-cell table:style-name="ce42">
                <text:p text:style-name="P4"><text:span text:style-name="T6">world class</text:span></text:p>
              </table:table-cell>
            </table:table-row>
            <table:table-row table:style-name="ro9">
              <table:table-cell table:style-name="ce43">
                <text:p text:style-name="P4"><text:span text:style-name="T6">^world$</text:span></text:p>
              </table:table-cell>
              <table:table-cell table:style-name="ce44">
                <text:p text:style-name="P4"><text:span text:style-name="T6">world</text:span></text:p>
              </table:table-cell>
              <table:table-cell table:style-name="ce45">
                <text:p text:style-name="P4"><text:span text:style-name="T6">Hello world</text:span></text:p>
              </table:table-cell>
            </table:table-row>
            <table:table-row table:style-name="ro9">
              <table:table-cell table:style-name="ce46">
                <text:p text:style-name="P4"><text:span text:style-name="T6">world*</text:span></text:p>
              </table:table-cell>
              <table:table-cell table:style-name="ce47">
                <text:p text:style-name="P4"><text:span text:style-name="T6">worl, world, worlddd</text:span></text:p>
              </table:table-cell>
              <table:table-cell table:style-name="ce48">
                <text:p text:style-name="P4"><text:span text:style-name="T6">wor</text:span></text:p>
              </table:table-cell>
            </table:table-row>
            <table:table-row table:style-name="ro9">
              <table:table-cell table:style-name="ce49">
                <text:p text:style-name="P4"><text:span text:style-name="T6">world+</text:span></text:p>
              </table:table-cell>
              <table:table-cell table:style-name="ce50">
                <text:p text:style-name="P4"><text:span text:style-name="T6">world, worlddd</text:span></text:p>
              </table:table-cell>
              <table:table-cell table:style-name="ce51">
                <text:p text:style-name="P4"><text:span text:style-name="T6">worl</text:span></text:p>
              </table:table-cell>
            </table:table-row>
            <table:table-row table:style-name="ro9">
              <table:table-cell table:style-name="ce52">
                <text:p text:style-name="P4"><text:span text:style-name="T6">world?</text:span></text:p>
              </table:table-cell>
              <table:table-cell table:style-name="ce53">
                <text:p text:style-name="P4"><text:span text:style-name="T6">worl, world, worly</text:span></text:p>
              </table:table-cell>
              <table:table-cell table:style-name="ce54">
                <text:p text:style-name="P4"><text:span text:style-name="T6">wor, wory</text:span></text:p>
              </table:table-cell>
            </table:table-row>
            <table:table-row table:style-name="ro9">
              <table:table-cell table:style-name="ce55">
                <text:p text:style-name="P4"><text:span text:style-name="T6">world{1}</text:span></text:p>
              </table:table-cell>
              <table:table-cell table:style-name="ce56">
                <text:p text:style-name="P4"><text:span text:style-name="T6">world</text:span></text:p>
              </table:table-cell>
              <table:table-cell table:style-name="ce57">
                <text:p text:style-name="P4"><text:span text:style-name="T6">worly</text:span></text:p>
              </table:table-cell>
            </table:table-row>
            <table:table-row table:style-name="ro9">
              <table:table-cell table:style-name="ce58">
                <text:p text:style-name="P4"><text:span text:style-name="T6">world{1,}</text:span></text:p>
              </table:table-cell>
              <table:table-cell table:style-name="ce59">
                <text:p text:style-name="P4"><text:span text:style-name="T6">world, worlddd</text:span></text:p>
              </table:table-cell>
              <table:table-cell table:style-name="ce60">
                <text:p text:style-name="P4"><text:span text:style-name="T6">worly</text:span></text:p>
              </table:table-cell>
            </table:table-row>
            <table:table-row table:style-name="ro9">
              <table:table-cell table:style-name="ce61">
                <text:p text:style-name="P4"><text:span text:style-name="T6">world{2,3}</text:span></text:p>
              </table:table-cell>
              <table:table-cell table:style-name="ce62">
                <text:p text:style-name="P4"><text:span text:style-name="T6">worldd, worlddd</text:span></text:p>
              </table:table-cell>
              <table:table-cell table:style-name="ce63">
                <text:p text:style-name="P4"><text:span text:style-name="T6">world</text:span></text:p>
              </table:table-cell>
            </table:table-row>
            <table:table-row table:style-name="ro9">
              <table:table-cell table:style-name="ce64">
                <text:p text:style-name="P4"><text:span text:style-name="T6">wo(rld)*</text:span></text:p>
              </table:table-cell>
              <table:table-cell table:style-name="ce65">
                <text:p text:style-name="P4"><text:span text:style-name="T6">wo, world, worldold</text:span></text:p>
              </table:table-cell>
              <table:table-cell table:style-name="ce66">
                <text:p text:style-name="P4"><text:span text:style-name="T6">wa</text:span></text:p>
              </table:table-cell>
            </table:table-row>
            <table:table-row table:style-name="ro9">
              <table:table-cell table:style-name="ce67">
                <text:p text:style-name="P4"><text:span text:style-name="T6">earth|world</text:span></text:p>
              </table:table-cell>
              <table:table-cell table:style-name="ce68">
                <text:p text:style-name="P4"><text:span text:style-name="T6">earth, world</text:span></text:p>
              </table:table-cell>
              <table:table-cell table:style-name="ce69">
                <text:p text:style-name="P4"><text:span text:style-name="T6">sun</text:span></text:p>
              </table:table-cell>
            </table:table-row>
            <table:table-row table:style-name="ro9">
              <table:table-cell table:style-name="ce70">
                <text:p text:style-name="P4"><text:span text:style-name="T6">w.rld</text:span></text:p>
              </table:table-cell>
              <table:table-cell table:style-name="ce71">
                <text:p text:style-name="P4"><text:span text:style-name="T6">world, wwrld</text:span></text:p>
              </table:table-cell>
              <table:table-cell table:style-name="ce72">
                <text:p text:style-name="P4"><text:span text:style-name="T6">wrld</text:span></text:p>
              </table:table-cell>
            </table:table-row>
            <table:table-row table:style-name="ro9">
              <table:table-cell table:style-name="ce73">
                <text:p text:style-name="P4"><text:span text:style-name="T6">^.{5}$</text:span></text:p>
              </table:table-cell>
              <table:table-cell table:style-name="ce74">
                <text:p text:style-name="P4"><text:span text:style-name="T6">world, earth</text:span></text:p>
              </table:table-cell>
              <table:table-cell table:style-name="ce75">
                <text:p text:style-name="P4"><text:span text:style-name="T6">sun</text:span></text:p>
              </table:table-cell>
            </table:table-row>
            <table:table-row table:style-name="ro10">
              <table:table-cell table:style-name="ce76">
                <text:p text:style-name="P4"><text:span text:style-name="T6">[abc]</text:span></text:p>
              </table:table-cell>
              <table:table-cell table:style-name="ce77">
                <text:p text:style-name="P4"><text:span text:style-name="T6">abc, bbaccc</text:span></text:p>
              </table:table-cell>
              <table:table-cell table:style-name="ce78">
                <text:p text:style-name="P4"><text:span text:style-name="T6">su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3T11">
        <office:forms form:automatic-focus="false" form:apply-design-mode="false"/>
        <draw:frame draw:name="Table 3_0" draw:style-name="standard" draw:layer="layout" svg:width="27.998cm" svg:height="20.998cm" svg:x="0cm" svg:y="0cm">
          <table:table>
            <table:table-column table:style-name="co5"/>
            <table:table-column table:style-name="co5"/>
            <table:table-column table:style-name="co6"/>
            <table:table-row table:style-name="ro11">
              <table:table-cell table:style-name="ce79">
                <text:p text:style-name="P4"><text:span text:style-name="T7">Regular expression (pattern)</text:span></text:p>
              </table:table-cell>
              <table:table-cell table:style-name="ce80">
                <text:p text:style-name="P4"><text:span text:style-name="T7">Match</text:span></text:p>
              </table:table-cell>
              <table:table-cell table:style-name="ce81">
                <text:p text:style-name="P4"><text:span text:style-name="T7">No match</text:span></text:p>
              </table:table-cell>
            </table:table-row>
            <table:table-row table:style-name="ro11">
              <table:table-cell table:style-name="ce82">
                <text:p text:style-name="P4"><text:span text:style-name="T6">[a-z]</text:span></text:p>
              </table:table-cell>
              <table:table-cell table:style-name="ce83">
                <text:p text:style-name="P4"><text:span text:style-name="T6">world</text:span></text:p>
              </table:table-cell>
              <table:table-cell table:style-name="ce84">
                <text:p text:style-name="P4"><text:span text:style-name="T6">WORLD</text:span></text:p>
              </table:table-cell>
            </table:table-row>
            <table:table-row table:style-name="ro11">
              <table:table-cell table:style-name="ce85">
                <text:p text:style-name="P4"><text:span text:style-name="T6">[a-zA-Z]</text:span></text:p>
              </table:table-cell>
              <table:table-cell table:style-name="ce86">
                <text:p text:style-name="P4"><text:span text:style-name="T6">world, WORLD, Worl12</text:span></text:p>
              </table:table-cell>
              <table:table-cell table:style-name="ce87">
                <text:p text:style-name="P4"><text:span text:style-name="T6">123</text:span></text:p>
              </table:table-cell>
            </table:table-row>
            <table:table-row table:style-name="ro12">
              <table:table-cell table:style-name="ce88">
                <text:p text:style-name="P4"><text:span text:style-name="T6">[^wW]</text:span></text:p>
              </table:table-cell>
              <table:table-cell table:style-name="ce89">
                <text:p text:style-name="P4"><text:span text:style-name="T6">earth</text:span></text:p>
              </table:table-cell>
              <table:table-cell table:style-name="ce90">
                <text:p text:style-name="P4"><text:span text:style-name="T6">w, W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gular Expressions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2"><text:span text:style-name="T1">Write a regular expression that accepts a ten digit phone number (without the country code).</text:span></text:p>
              </text:list-item>
              <text:list-item>
                <text:p text:style-name="P2"><text:span text:style-name="T1">Write a regular expression to match all files that have the extension “.png”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dit Distance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2"><text:span text:style-name="T1">Minimum number of editing operations required to transform one string to another</text:span></text:p>
              </text:list-item>
              <text:list-item>
                <text:p text:style-name="P2"><text:span text:style-name="T1">Insert, Delete, Substitute</text:span></text:p>
              </text:list-item>
              <text:list-item>
                <text:p text:style-name="P2"><text:span text:style-name="T1">corona -&gt; covid</text:span></text:p>
                <text:p text:style-name="P2"><text:span text:style-name="T1">c -&gt; c</text:span></text:p>
                <text:p text:style-name="P2"><text:span text:style-name="T1">o -&gt; o</text:span></text:p>
                <text:p text:style-name="P2"><text:span text:style-name="T1">r -&gt; v</text:span></text:p>
                <text:p text:style-name="P2"><text:span text:style-name="T1">o -&gt; i</text:span></text:p>
                <text:p text:style-name="P2"><text:span text:style-name="T1">n -&gt; d</text:span></text:p>
                <text:p text:style-name="P2"><text:span text:style-name="T1">a -&gt; null (delete)</text:span></text:p>
              </text:list-item>
              <text:list-item>
                <text:p text:style-name="P2"><text:span text:style-name="T1">Brute Force </text:span></text:p>
              </text:list-item>
              <text:list-item>
                <text:p text:style-name="P2"><text:span text:style-name="T1">Shortest Path</text:span></text:p>
              </text:list-item>
            </text:list>
          </draw:text-box>
        </draw:frame>
        <draw:frame presentation:style-name="pr9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https://www.youtube.com/watch?v=Xxx0b7djCr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dit Distance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2"><text:span text:style-name="T1">D(i,j) is the edit distance <text:s/>between X[1...i] and Y[1...j]</text:span></text:p>
              </text:list-item>
              <text:list-item>
                <text:p text:style-name="P2"><text:span text:style-name="T1">Dynamic Programming – overlapping solutions</text:span></text:p>
              </text:list-item>
              <text:list-item>
                <text:p text:style-name="P2"><text:span text:style-name="T1">Compute the distance between X and Y for small values of i and j</text:span></text:p>
              </text:list-item>
              <text:list-item>
                <text:p text:style-name="P2"><text:span text:style-name="T1">Use these to compute for larger values</text:span></text:p>
              </text:list-item>
            </text:list>
          </draw:text-box>
        </draw:frame>
        <draw:frame presentation:style-name="pr10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https://www.youtube.com/watch?v=Xxx0b7djCr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draw:frame presentation:style-name="pr11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/>
              <table:table-cell/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/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21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22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23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 text:style-name="P8">l</text:p>
              </table:table-cell>
              <table:table-cell table:style-name="ce91">
                <text:p text:style-name="P9"><text:span text:style-name="T9">a</text:span></text:p>
              </table:table-cell>
              <table:table-cell>
                <text:p text:style-name="P8">n</text:p>
              </table:table-cell>
              <table:table-cell>
                <text:p text:style-name="P8">g</text:p>
              </table:table-cell>
              <table:table-cell>
                <text:p text:style-name="P8">u</text:p>
              </table:table-cell>
              <table:table-cell>
                <text:p text:style-name="P8">a</text:p>
              </table:table-cell>
              <table:table-cell>
                <text:p text:style-name="P8">g</text:p>
              </table:table-cell>
              <table:table-cell>
                <text:p text:style-name="P8">e</text:p>
              </table:table-cell>
            </table:table-row>
            <table:table-row table:style-name="ro14" table:default-cell-style-name="gray2">
              <table:table-cell>
                <text:p text:style-name="P8">To</text:p>
              </table:table-cell>
              <table:table-cell>
                <text:p text:style-name="P8">0</text:p>
              </table:table-cell>
              <table:table-cell>
                <text:p text:style-name="P8">1</text:p>
              </table:table-cell>
              <table:table-cell>
                <text:p text:style-name="P8">2</text:p>
              </table:table-cell>
              <table:table-cell>
                <text:p text:style-name="P8">3</text:p>
              </table:table-cell>
              <table:table-cell>
                <text:p text:style-name="P8">4</text:p>
              </table:table-cell>
              <table:table-cell>
                <text:p text:style-name="P8">5</text:p>
              </table:table-cell>
              <table:table-cell>
                <text:p text:style-name="P8">6</text:p>
              </table:table-cell>
              <table:table-cell>
                <text:p text:style-name="P8">7</text:p>
              </table:table-cell>
              <table:table-cell>
                <text:p text:style-name="P8">8</text:p>
              </table:table-cell>
            </table:table-row>
            <table:table-row table:style-name="ro15" table:default-cell-style-name="gray1">
              <table:table-cell>
                <text:p text:style-name="P8">l</text:p>
              </table:table-cell>
              <table:table-cell>
                <text:p text:style-name="P8">1</text:p>
              </table:table-cell>
              <table:table-cell table:style-name="ce92">
                <text:p text:style-name="P8">0 (+1)</text:p>
              </table:table-cell>
              <table:table-cell table:style-name="ce92">
                <text:p text:style-name="P8">1</text:p>
              </table:table-cell>
              <table:table-cell>
                <text:p text:style-name="P8">2</text:p>
              </table:table-cell>
              <table:table-cell>
                <text:p text:style-name="P8">3</text:p>
              </table:table-cell>
              <table:table-cell>
                <text:p text:style-name="P8">4</text:p>
              </table:table-cell>
              <table:table-cell>
                <text:p text:style-name="P8">5</text:p>
              </table:table-cell>
              <table:table-cell>
                <text:p text:style-name="P8">6</text:p>
              </table:table-cell>
              <table:table-cell>
                <text:p text:style-name="P8">7</text:p>
              </table:table-cell>
            </table:table-row>
            <table:table-row table:style-name="ro13" table:default-cell-style-name="gray2">
              <table:table-cell table:style-name="ce91">
                <text:p text:style-name="P9"><text:span text:style-name="T9">i</text:span></text:p>
              </table:table-cell>
              <table:table-cell>
                <text:p text:style-name="P8">2</text:p>
              </table:table-cell>
              <table:table-cell table:style-name="ce92">
                <text:p text:style-name="P8">1</text:p>
              </table:table-cell>
              <table:table-cell>
                <text:p text:style-name="P8">1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 text:style-name="P8">n</text:p>
              </table:table-cell>
              <table:table-cell>
                <text:p text:style-name="P8"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 text:style-name="P8">g</text:p>
              </table:table-cell>
              <table:table-cell>
                <text:p text:style-name="P8"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 text:style-name="P8">o</text:p>
              </table:table-cell>
              <table:table-cell>
                <text:p text:style-name="P8"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25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26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/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27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/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28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/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29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0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1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2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3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/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4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/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5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6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7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1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8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2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9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3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0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/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4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1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/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5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2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/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6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3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4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8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5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9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6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0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7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1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8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/>
              <table:table-cell/>
              <table:table-cell/>
            </table:table-row>
          </table:table>
          <draw:image xlink:href="Pictures/TablePreview42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9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/>
              <table:table-cell/>
            </table:table-row>
          </table:table>
          <draw:image xlink:href="Pictures/TablePreview43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0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/>
            </table:table-row>
          </table:table>
          <draw:image xlink:href="Pictures/TablePreview44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1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45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2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 table:style-name="ce91">
                <text:p text:style-name="P10"><text:span text:style-name="T9">5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3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 table:style-name="ce93">
                <text:p>4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 table:style-name="ce93">
                <text:p>5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gr2" draw:text-style-name="P11" draw:layer="layout" svg:width="1.814cm" svg:height="1.115cm" svg:x="24.6cm" svg:y="15.8cm">
          <draw:text-box>
            <text:p>e-&gt;o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4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 table:style-name="ce92"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 table:style-name="ce92">
                <text:p>4</text:p>
                <text:p>g-&gt;g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 table:style-name="ce93">
                <text:p>5</text:p>
                <text:p>e-&gt;o</text:p>
              </table:table-cell>
            </table:table-row>
          </table:table>
          <draw:image xlink:href="Pictures/TablePreview48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5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 table:style-name="ce94">
                <text:p>3</text:p>
              </table:table-cell>
              <table:table-cell table:style-name="ce94">
                <text:p>4</text:p>
                <text:p><text:span text:style-name="T10">a</text:span>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 table:style-name="ce92">
                <text:p>4</text:p>
                <text:p>g-&gt;g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 table:style-name="ce93">
                <text:p>5</text:p>
                <text:p>e-&gt;o</text:p>
              </table:table-cell>
            </table:table-row>
          </table:table>
          <draw:image xlink:href="Pictures/TablePreview49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6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2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 table:style-name="ce95">
                <text:p>2</text:p>
              </table:table-cell>
              <table:table-cell table:style-name="ce95">
                <text:p>3</text:p>
                <text:p><text:span text:style-name="T10">u</text:span></text:p>
              </table:table-cell>
              <table:table-cell table:style-name="ce94">
                <text:p>4</text:p>
                <text:p><text:span text:style-name="T10">a</text:span>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 table:style-name="ce92">
                <text:p>4</text:p>
                <text:p>g-&gt;g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 table:style-name="ce93">
                <text:p>5</text:p>
                <text:p>e-&gt;o</text:p>
              </table:table-cell>
            </table:table-row>
          </table:table>
          <draw:image xlink:href="Pictures/TablePreview50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7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2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 table:style-name="ce96">
                <text:p>1</text:p>
              </table:table-cell>
              <table:table-cell table:style-name="ce96">
                <text:p>2</text:p>
                <text:p text:style-name="P12"><text:span text:style-name="T10">g</text:span></text:p>
              </table:table-cell>
              <table:table-cell table:style-name="ce95">
                <text:p>3</text:p>
                <text:p><text:span text:style-name="T10">u</text:span></text:p>
              </table:table-cell>
              <table:table-cell table:style-name="ce94">
                <text:p>4</text:p>
                <text:p><text:span text:style-name="T10">a</text:span>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 table:style-name="ce92">
                <text:p>4</text:p>
                <text:p>g-&gt;g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 table:style-name="ce93">
                <text:p>5</text:p>
                <text:p>e-&gt;o</text:p>
              </table:table-cell>
            </table:table-row>
          </table:table>
          <draw:image xlink:href="Pictures/TablePreview51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8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 table:style-name="ce97"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 table:style-name="ce97">
                <text:p>1</text:p>
                <text:p>n-&gt;n</text:p>
              </table:table-cell>
              <table:table-cell table:style-name="ce96">
                <text:p>2</text:p>
                <text:p text:style-name="P12"><text:span text:style-name="T10">g</text:span></text:p>
              </table:table-cell>
              <table:table-cell table:style-name="ce95">
                <text:p>3</text:p>
                <text:p><text:span text:style-name="T10">u</text:span></text:p>
              </table:table-cell>
              <table:table-cell table:style-name="ce94">
                <text:p>4</text:p>
                <text:p><text:span text:style-name="T10">a</text:span>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 table:style-name="ce92">
                <text:p>4</text:p>
                <text:p>g-&gt;g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 table:style-name="ce93">
                <text:p>5</text:p>
                <text:p>e-&gt;o</text:p>
              </table:table-cell>
            </table:table-row>
          </table:table>
          <draw:image xlink:href="Pictures/TablePreview52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9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https://www.youtube.com/watch?v=We3YDTzNXEk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 table:style-name="ce98"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 table:style-name="ce98">
                <text:p>1</text:p>
                <text:p>a-&gt;n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 table:style-name="ce97">
                <text:p>1</text:p>
                <text:p>n-&gt;n</text:p>
              </table:table-cell>
              <table:table-cell table:style-name="ce96">
                <text:p>2</text:p>
                <text:p text:style-name="P12"><text:span text:style-name="T10">g</text:span></text:p>
              </table:table-cell>
              <table:table-cell table:style-name="ce95">
                <text:p>3</text:p>
                <text:p><text:span text:style-name="T10">u</text:span></text:p>
              </table:table-cell>
              <table:table-cell table:style-name="ce94">
                <text:p>4</text:p>
                <text:p><text:span text:style-name="T10">a</text:span>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 table:style-name="ce92">
                <text:p>4</text:p>
                <text:p>g-&gt;g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 table:style-name="ce93">
                <text:p>5</text:p>
                <text:p>e-&gt;o</text:p>
              </table:table-cell>
            </table:table-row>
          </table:table>
          <draw:image xlink:href="Pictures/TablePreview53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0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8">Source: </text:span><text:span text:style-name="T8"><text:a xlink:href="https://www.youtube.com/watch?v=Xxx0b7djCrs" xlink:type="simple">https://www.youtube.com/watch?v=Xxx0b7djCrs</text:a></text:span><text:span text:style-name="T8">; </text:span><text:span text:style-name="T8"><text:a xlink:href="https://www.youtube.com/watch?v=We3YDTzNXEk" xlink:type="simple">https://www.youtube.com/watch?v=We3YDTzNXEk</text:a></text:span><text:span text:style-name="T8">; https://www.youtube.com/watch?v=b6AGUjqIPsA</text:span></text:p>
              </text:list-header>
            </text:list>
          </draw:text-box>
        </draw:frame>
        <draw:frame draw:style-name="standard" draw:layer="layout" svg:width="25.858cm" svg:height="12.141cm" svg:x="1.141cm" svg:y="4.6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13" table:default-cell-style-name="gray3">
              <table:table-cell/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g</text:p>
              </table:table-cell>
              <table:table-cell>
                <text:p>u</text:p>
              </table:table-cell>
              <table:table-cell>
                <text:p>a</text:p>
              </table:table-cell>
              <table:table-cell>
                <text:p>g</text:p>
              </table:table-cell>
              <table:table-cell>
                <text:p>e</text:p>
              </table:table-cell>
            </table:table-row>
            <table:table-row table:style-name="ro14" table:default-cell-style-name="gray2">
              <table:table-cell>
                <text:p>To</text:p>
              </table:table-cell>
              <table:table-cell table:style-name="ce99"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5" table:default-cell-style-name="gray1">
              <table:table-cell>
                <text:p>l</text:p>
              </table:table-cell>
              <table:table-cell>
                <text:p>1</text:p>
              </table:table-cell>
              <table:table-cell table:style-name="ce99">
                <text:p>0</text:p>
                <text:p>l-&gt;l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2">
              <table:table-cell>
                <text:p>i</text:p>
              </table:table-cell>
              <table:table-cell>
                <text:p>2</text:p>
              </table:table-cell>
              <table:table-cell>
                <text:p>1</text:p>
              </table:table-cell>
              <table:table-cell table:style-name="ce98">
                <text:p>1</text:p>
                <text:p>a-&gt;i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13" table:default-cell-style-name="gray1">
              <table:table-cell>
                <text:p>n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 table:style-name="ce97">
                <text:p>1</text:p>
                <text:p>n-&gt;n</text:p>
              </table:table-cell>
              <table:table-cell table:style-name="ce96">
                <text:p>2</text:p>
                <text:p text:style-name="P12"><text:span text:style-name="T10">g</text:span></text:p>
              </table:table-cell>
              <table:table-cell table:style-name="ce95">
                <text:p>3</text:p>
                <text:p><text:span text:style-name="T10">u</text:span></text:p>
              </table:table-cell>
              <table:table-cell table:style-name="ce94">
                <text:p>4</text:p>
                <text:p><text:span text:style-name="T10">a</text:span>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3" table:default-cell-style-name="gray2">
              <table:table-cell>
                <text:p>g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 table:style-name="ce92">
                <text:p>4</text:p>
                <text:p>g-&gt;g</text:p>
              </table:table-cell>
              <table:table-cell>
                <text:p>5</text:p>
              </table:table-cell>
            </table:table-row>
            <table:table-row table:style-name="ro16" table:default-cell-style-name="gray1">
              <table:table-cell>
                <text:p>o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 table:style-name="ce93">
                <text:p>5</text:p>
                <text:p>e-&gt;o</text:p>
              </table:table-cell>
            </table:table-row>
          </table:table>
          <draw:image xlink:href="Pictures/TablePreview54.svm" xlink:type="simple" xlink:show="embed" xlink:actuate="onLoad"/>
        </draw:frame>
        <draw:frame presentation:style-name="pr4" draw:layer="layout" svg:width="26cm" svg:height="2.5cm" svg:x="1cm" svg:y="1cm" presentation:class="title" presentation:user-transformed="true">
          <draw:text-box>
            <text:p>Minimum Edit Distance</text:p>
          </draw:text-box>
        </draw:frame>
        <draw:frame draw:style-name="gr3" draw:text-style-name="P13" draw:layer="layout" svg:width="20cm" svg:height="1.209cm" svg:x="4.8cm" svg:y="17.191cm">
          <draw:text-box>
            <text:p><text:span text:style-name="T11">From the upper cell -&gt; remove, from the diagonal cell -&gt; substitute, from the cell in the same row -&gt; inser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7.1cm" svg:y="17.919cm">
          <dc:date>2020-10-24T09:34:08</dc:date>
          <text:p>2 substitutions and 3 deletes</text:p>
        </officeooo:annotation>
      </draw:page>
      <draw:page draw:name="page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ing Matching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2"><text:span text:style-name="T1">Approximate string matching. E.g. Google search</text:span></text:p>
              </text:list-item>
              <text:list-item>
                <text:p text:style-name="P2"><text:span text:style-name="T1">fuzzywuzzy and python-levenshtein</text:span></text:p>
              </text:list-item>
              <text:list-item>
                <text:p text:style-name="P2"><text:span text:style-name="T1">from fuzzywuzzy import fuzz</text:span></text:p>
              </text:list-item>
              <text:list-item>
                <text:p text:style-name="P2"><text:span text:style-name="T1">fuzz.ratio(‘burger with cheese’, ‘cheese burger’)</text:span></text:p>
              </text:list-item>
              <text:list-item>
                <text:p text:style-name="P2"><text:span text:style-name="T1">fuzz.token_sort_ratio(string1, string2) – word order is ignored</text:span></text:p>
              </text:list-item>
            </text:list>
            <text:list text:style-name="L1">
              <text:list-item>
                <text:p text:style-name="P14"><text:span text:style-name="T1">fuzz.token_set_ratio(string1, string2) – ignored duplicate words</text:span></text:p>
              </text:list-item>
            </text:list>
          </draw:text-box>
        </draw:frame>
        <draw:frame presentation:style-name="pr61" draw:text-style-name="P7" draw:layer="layout" svg:width="25.5cm" svg:height="0.7cm" svg:x="1.9cm" svg:y="18.4cm" presentation:class="outline" presentation:user-transformed="true">
          <draw:text-box>
            <text:list text:style-name="L2">
              <text:list-header>
                <text:p text:style-name="P7"><text:span text:style-name="T12">Source: https://towardsdatascience.com/natural-language-processing-for-fuzzy-string-matching-with-python-6632b7824c49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date-time-name="dtd1">
        <office:forms form:automatic-focus="false" form:apply-design-mode="false"/>
        <draw:custom-shape draw:style-name="gr4" draw:text-style-name="P16" draw:layer="layout" svg:width="5cm" svg:height="5.2cm" svg:x="6.8cm" svg:y="6.2cm">
          <text:p text:style-name="P15"><text:span text:style-name="T13">Q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5cm" svg:height="5.2cm" svg:x="10.4cm" svg:y="9.8cm">
          <text:p text:style-name="P17"><text:span text:style-name="T13">A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Noto Sans Black1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1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office:forms form:automatic-focus="false" form:apply-design-mode="false"/>
      <draw:frame draw:name="PlaceHolder 1" presentation:style-name="Title_2c__20_Content-title" draw:layer="backgroundobjects" svg:width="25.198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3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3.999cm" svg:height="11.136cm" svg:x="3.5cm" svg:y="2.256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1:01:50.847182496</meta:creation-date>
    <meta:editing-duration>P2DT31M43S</meta:editing-duration>
    <meta:editing-cycles>103</meta:editing-cycles>
    <meta:generator>LibreOffice/6.4.4.2$Linux_X86_64 LibreOffice_project/40$Build-2</meta:generator>
    <dc:title>Alizarin</dc:title>
    <dc:date>2020-10-24T11:34:21.360043411</dc:date>
    <meta:document-statistic meta:object-count="341"/>
  </office:meta>
</office:document-meta>
</file>